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cc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4.223cm"/>
    </style:style>
    <style:style style:name="gr7" style:family="graphic" style:parent-style-name="standard">
      <style:graphic-properties draw:stroke="none" svg:stroke-color="#000000" draw:fill="none" draw:fill-color="#ffffff" fo:min-height="4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31cm" svg:height="1.8cm" svg:x="8.109cm" svg:y="14.4cm">
          <text:p text:style-name="P1"><text:span text:style-name="T1">14.</text:span></text:p>
          <text:p text:style-name="P1"><text:span text:style-name="T1">SECU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332cm" svg:height="1.8cm" svg:x="10.338cm" svg:y="11.4cm">
          <text:p text:style-name="P1"><text:span text:style-name="T1">12.</text:span></text:p>
          <text:p text:style-name="P1"><text:span text:style-name="T1">E HALL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331cm" svg:height="1.8cm" svg:x="9.615cm" svg:y="8.314cm">
          <text:p text:style-name="P1"><text:span text:style-name="T1">8.</text:span></text:p>
          <text:p text:style-name="P1"><text:span text:style-name="T1">FAR 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332cm" svg:height="1.8cm" svg:x="5.916cm" svg:y="11.486cm">
          <text:p text:style-name="P1"><text:span text:style-name="T1">11.</text:span></text:p>
          <text:p text:style-name="P1"><text:span text:style-name="T1">W HALL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332cm" svg:height="1.8cm" svg:x="6.559cm" svg:y="8.314cm">
          <text:p text:style-name="P1"><text:span text:style-name="T1">7.</text:span></text:p>
          <text:p text:style-name="P1"><text:span text:style-name="T1">C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332cm" svg:height="1.8cm" svg:x="2.7cm" svg:y="11.486cm">
          <text:p text:style-name="P1"><text:span text:style-name="T1">10.</text:span></text:p>
          <text:p text:style-name="P1"><text:span text:style-name="T1">CLO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2.331cm" svg:height="1.8cm" svg:x="13.233cm" svg:y="11.4cm">
          <text:p text:style-name="P1"><text:span text:style-name="T1">13.</text:span></text:p>
          <text:p text:style-name="P1"><text:span text:style-name="T1">KITC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331cm" svg:height="1.8cm" svg:x="13.233cm" svg:y="8.314cm">
          <text:p text:style-name="P1"><text:span text:style-name="T1">9.</text:span></text:p>
          <text:p text:style-name="P1"><text:span text:style-name="T1">CO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331cm" svg:height="1.8cm" svg:x="9.615cm" svg:y="5.829cm">
          <text:p text:style-name="P1"><text:span text:style-name="T1">4.</text:span></text:p>
          <text:p text:style-name="P1"><text:span text:style-name="T1">FIRST 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2.331cm" svg:height="1.8cm" svg:x="13.233cm" svg:y="5.829cm">
          <text:p text:style-name="P1"><text:span text:style-name="T1">5.</text:span></text:p>
          <text:p text:style-name="P1"><text:span text:style-name="T1">CO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332cm" svg:height="1.8cm" svg:x="2.7cm" svg:y="5.829cm">
          <text:p text:style-name="P1"><text:span text:style-name="T1">2.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332cm" svg:height="1.8cm" svg:x="6.559cm" svg:y="5.829cm">
          <text:p text:style-name="P1"><text:span text:style-name="T1">3.</text:span></text:p>
          <text:p text:style-name="P1"><text:span text:style-name="T1">OUTSIDE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2.331cm" svg:height="1.8cm" svg:x="12.669cm" svg:y="3.1cm">
          <text:p text:style-name="P1"><text:span text:style-name="T1">1.</text:span></text:p>
          <text:p text:style-name="P1"><text:span text:style-name="T1">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109cm" svg:y1="15.3cm" svg:x2="7.082cm" svg:y2="13.286cm" draw:start-shape="id1" draw:start-glue-point="3" draw:end-shape="id2" draw:end-glue-point="2" svg:d="M8109 15300h-1027v-2014" svg:viewBox="0 0 1028 2015">
          <text:p/>
        </draw:connector>
        <draw:connector draw:style-name="gr2" draw:text-style-name="P1" draw:layer="layout" svg:x1="8.109cm" svg:y1="15.3cm" svg:x2="7.082cm" svg:y2="13.286cm" draw:start-shape="id1" draw:start-glue-point="3" draw:end-shape="id2" svg:d="M8109 15300h-1027v-2014" svg:viewBox="0 0 1028 2015">
          <text:p/>
        </draw:connector>
        <draw:connector draw:style-name="gr3" draw:text-style-name="P1" draw:layer="layout" svg:x1="8.248cm" svg:y1="12.386cm" svg:x2="8.109cm" svg:y2="15.3cm" draw:start-shape="id2" draw:start-glue-point="1" draw:end-shape="id1" draw:end-glue-point="3" svg:d="M8248 12386h501v1457h-1142v1457h502" svg:viewBox="0 0 1143 2915">
          <text:p/>
        </draw:connector>
        <draw:connector draw:style-name="gr3" draw:text-style-name="P1" draw:layer="layout" svg:x1="10.338cm" svg:y1="12.3cm" svg:x2="10.44cm" svg:y2="15.3cm" draw:start-shape="id3" draw:start-glue-point="3" draw:end-shape="id1" draw:end-glue-point="1" svg:d="M10338 12300h-501v1500h1103v1500h-500" svg:viewBox="0 0 1104 3001">
          <text:p/>
        </draw:connector>
        <draw:connector draw:style-name="gr3" draw:text-style-name="P1" draw:layer="layout" svg:x1="8.891cm" svg:y1="9.214cm" svg:x2="9.615cm" svg:y2="9.214cm" draw:start-shape="id4" draw:start-glue-point="1" draw:end-shape="id5" svg:d="M8891 9214h724" svg:viewBox="0 0 725 1">
          <text:p/>
        </draw:connector>
        <draw:connector draw:style-name="gr3" draw:text-style-name="P1" draw:layer="layout" svg:x1="8.891cm" svg:y1="6.729cm" svg:x2="9.615cm" svg:y2="6.729cm" draw:start-shape="id6" draw:start-glue-point="1" draw:end-shape="id7" draw:end-glue-point="3" svg:d="M8891 6729h724" svg:viewBox="0 0 725 1">
          <text:p/>
        </draw:connector>
        <draw:connector draw:style-name="gr3" draw:text-style-name="P1" draw:layer="layout" svg:x1="7.082cm" svg:y1="11.486cm" svg:x2="7.725cm" svg:y2="10.114cm" draw:start-shape="id2" draw:end-shape="id4" draw:end-glue-point="2" svg:d="M7082 11486v-686h643v-686" svg:viewBox="0 0 644 1373">
          <text:p/>
        </draw:connector>
        <draw:connector draw:style-name="gr3" draw:text-style-name="P1" draw:layer="layout" svg:x1="11.504cm" svg:y1="11.4cm" svg:x2="10.78cm" svg:y2="10.114cm" draw:start-shape="id3" draw:start-glue-point="0" draw:end-shape="id5" draw:end-glue-point="2" svg:d="M11504 11400v-643h-724v-643" svg:viewBox="0 0 725 1287">
          <text:p/>
        </draw:connector>
        <draw:connector draw:style-name="gr3" draw:text-style-name="P1" draw:layer="layout" svg:x1="5.916cm" svg:y1="12.386cm" svg:x2="5.032cm" svg:y2="12.386cm" draw:start-shape="id2" draw:start-glue-point="3" draw:end-shape="id8" draw:end-glue-point="1" svg:d="M5916 12386h-884" svg:viewBox="0 0 885 1">
          <text:p/>
        </draw:connector>
        <draw:connector draw:style-name="gr3" draw:text-style-name="P1" draw:layer="layout" svg:x1="5.032cm" svg:y1="6.729cm" svg:x2="6.559cm" svg:y2="6.729cm" draw:start-shape="id9" draw:start-glue-point="1" draw:end-shape="id6" draw:end-glue-point="3" svg:d="M5032 6729h1527" svg:viewBox="0 0 1528 1">
          <text:p/>
        </draw:connector>
        <draw:connector draw:style-name="gr3" draw:text-style-name="P1" draw:layer="layout" svg:x1="7.725cm" svg:y1="7.629cm" svg:x2="7.725cm" svg:y2="8.314cm" draw:start-shape="id6" draw:start-glue-point="2" draw:end-shape="id4" svg:d="M7725 7629v685" svg:viewBox="0 0 1 686">
          <text:p/>
        </draw:connector>
        <draw:connector draw:style-name="gr3" draw:text-style-name="P1" draw:layer="layout" svg:x1="10.78cm" svg:y1="7.629cm" svg:x2="10.78cm" svg:y2="8.314cm" draw:start-shape="id7" draw:start-glue-point="2" draw:end-shape="id5" draw:end-glue-point="0" svg:d="M10780 7629v685" svg:viewBox="0 0 1 686">
          <text:p/>
        </draw:connector>
        <draw:connector draw:style-name="gr3" draw:text-style-name="P1" draw:layer="layout" svg:x1="11.946cm" svg:y1="9.214cm" svg:x2="13.233cm" svg:y2="9.214cm" draw:start-shape="id5" draw:start-glue-point="1" draw:end-shape="id10" draw:end-glue-point="3" svg:d="M11946 9214h1287" svg:viewBox="0 0 1288 1">
          <text:p/>
        </draw:connector>
        <draw:connector draw:style-name="gr3" draw:text-style-name="P1" draw:layer="layout" svg:x1="14.398cm" svg:y1="10.114cm" svg:x2="14.398cm" svg:y2="11.4cm" draw:start-shape="id10" draw:start-glue-point="2" draw:end-shape="id11" draw:end-glue-point="0" svg:d="M14398 10114v1286" svg:viewBox="0 0 1 1287">
          <text:p/>
        </draw:connector>
        <draw:connector draw:style-name="gr3" draw:text-style-name="P1" draw:layer="layout" svg:x1="14.398cm" svg:y1="8.314cm" svg:x2="14.398cm" svg:y2="7.629cm" draw:start-shape="id10" draw:start-glue-point="0" draw:end-shape="id12" draw:end-glue-point="2" svg:d="M14398 8314v-685" svg:viewBox="0 0 1 686">
          <text:p/>
        </draw:connector>
        <draw:connector draw:style-name="gr3" draw:text-style-name="P1" draw:layer="layout" svg:x1="11.946cm" svg:y1="6.729cm" svg:x2="13.233cm" svg:y2="6.729cm" draw:start-shape="id7" draw:start-glue-point="1" draw:end-shape="id12" draw:end-glue-point="3" svg:d="M11946 6729h1287" svg:viewBox="0 0 1288 1">
          <text:p/>
        </draw:connector>
        <draw:connector draw:style-name="gr3" draw:text-style-name="P1" draw:layer="layout" svg:x1="14.398cm" svg:y1="5.829cm" svg:x2="13.834cm" svg:y2="4.9cm" draw:start-shape="id12" draw:start-glue-point="0" draw:end-shape="id13" draw:end-glue-point="2" svg:d="M14398 5829v-464h-564v-465" svg:viewBox="0 0 565 930">
          <text:p/>
        </draw:connector>
        <draw:custom-shape draw:style-name="gr4" draw:text-style-name="P2" draw:layer="layout" svg:width="1.4cm" svg:height="0.9cm" svg:x="14.7cm" svg:y="5.7cm">
          <text:p text:style-name="P1"><text:span text:style-name="T1">Fredd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cm" svg:height="0.9cm" svg:x="4cm" svg:y="11.4cm">
          <text:p text:style-name="P1"><text:span text:style-name="T1">Bonn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9cm" svg:x="14.8cm" svg:y="11.3cm">
          <text:p text:style-name="P1"><text:span text:style-name="T1">Chic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9cm" svg:x="5.8cm" svg:y="11.3cm">
          <text:p text:style-name="P1"><text:span text:style-name="T1">F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cm" svg:height="0.9cm" svg:x="4.3cm" svg:y="5.7cm">
          <text:p text:style-name="P1"><text:span text:style-name="T1">M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cm" svg:height="0.9cm" svg:x="9.3cm" svg:y="15.7cm">
          <text:p text:style-name="P1"><text:span text:style-name="T1">Cupcak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cm" svg:height="0.9cm" svg:x="2.5cm" svg:y="12.4cm"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cm" svg:height="0.9cm" svg:x="13.1cm" svg:y="12.6cm">
          <text:p text:style-name="P1"><text:span text:style-name="T1">Sa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.7cm" svg:height="4.973cm" svg:x="1.4cm" svg:y="21.627cm">
          <draw:text-box>
            <text:p>Bots:</text:p>
            <text:p>Bonnie</text:p>
            <text:p>Chica</text:p>
            <text:p>Foxy</text:p>
            <text:p>Freddy<text:line-break/></text:p>
          </draw:text-box>
        </draw:frame>
        <draw:frame draw:style-name="gr7" draw:layer="layout" svg:width="5.1cm" svg:height="4.25cm" svg:x="4.4cm" svg:y="21.727cm">
          <draw:text-box>
            <text:p>Items:</text:p>
            <text:p>Cupcake</text:p>
            <text:p>Sauce</text:p>
            <text:p>Light</text:p>
            <text:p>Mask</text:p>
          </draw:text-box>
        </draw:frame>
        <draw:frame draw:style-name="gr8" draw:text-style-name="P3" draw:layer="layout" svg:width="19.69cm" svg:height="1.301cm" svg:x="0.9cm" svg:y="1cm">
          <draw:text-box>
            <text:p text:style-name="P3"><text:span text:style-name="T2">FREDDY FAZBEAR'S PIZZA MAP</text:span></text:p>
          </draw:text-box>
        </draw:frame>
        <draw:custom-shape draw:style-name="gr4" draw:text-style-name="P2" draw:layer="layout" svg:width="1.4cm" svg:height="0.9cm" svg:x="7.9cm" svg:y="14.1cm">
          <text:p text:style-name="P1"><text:span text:style-name="T1">Fredd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331cm" svg:height="1.8cm" svg:x="16.833cm" svg:y="5.829cm">
          <text:p text:style-name="P1"><text:span text:style-name="T1">6.</text:span></text:p>
          <text:p text:style-name="P1"><text:span text:style-name="T1">BATHROO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564cm" svg:y1="6.729cm" svg:x2="16.833cm" svg:y2="6.729cm" draw:start-shape="id12" draw:start-glue-point="1" draw:end-shape="id14" draw:end-glue-point="3" svg:d="M15564 6729h1269" svg:viewBox="0 0 1270 1">
          <text:p/>
        </draw:connector>
      </draw:page>
      <draw:page draw:name="page2" draw:style-name="dp1" draw:master-page-name="Default">
        <draw:custom-shape draw:style-name="gr1" draw:text-style-name="P2" xml:id="id15" draw:id="id15" draw:layer="layout" svg:width="2.331cm" svg:height="1.8cm" svg:x="8.5cm" svg:y="14.5cm">
          <text:p text:style-name="P1"><text:span text:style-name="T1">15.</text:span></text:p>
          <text:p text:style-name="P1"><text:span text:style-name="T1">SECU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2.332cm" svg:height="1.8cm" svg:x="10.638cm" svg:y="11.514cm">
          <text:p text:style-name="P1"><text:span text:style-name="T1">13.</text:span></text:p>
          <text:p text:style-name="P1"><text:span text:style-name="T1">E HALL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2.331cm" svg:height="1.8cm" svg:x="9.915cm" svg:y="8.428cm">
          <text:p text:style-name="P1"><text:span text:style-name="T1">8.</text:span></text:p>
          <text:p text:style-name="P1"><text:span text:style-name="T1">FAR 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2.332cm" svg:height="1.8cm" svg:x="6.216cm" svg:y="11.6cm">
          <text:p text:style-name="P1"><text:span text:style-name="T1">12.</text:span></text:p>
          <text:p text:style-name="P1"><text:span text:style-name="T1">W HALL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2.332cm" svg:height="1.8cm" svg:x="6.859cm" svg:y="8.428cm">
          <text:p text:style-name="P1"><text:span text:style-name="T1">7.</text:span></text:p>
          <text:p text:style-name="P1"><text:span text:style-name="T1">C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" draw:id="id22" draw:layer="layout" svg:width="2.332cm" svg:height="1.8cm" svg:x="3cm" svg:y="11.6cm">
          <text:p text:style-name="P1"><text:span text:style-name="T1">11.</text:span></text:p>
          <text:p text:style-name="P1"><text:span text:style-name="T1">CLO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2.331cm" svg:height="1.8cm" svg:x="13.6cm" svg:y="11.5cm">
          <text:p text:style-name="P1"><text:span text:style-name="T1">14.</text:span></text:p>
          <text:p text:style-name="P1"><text:span text:style-name="T1">KITC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2.331cm" svg:height="1.8cm" svg:x="13.569cm" svg:y="8.4cm">
          <text:p text:style-name="P1"><text:span text:style-name="T1">9.</text:span></text:p>
          <text:p text:style-name="P1"><text:span text:style-name="T1">CO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2.331cm" svg:height="1.8cm" svg:x="9.915cm" svg:y="5.943cm">
          <text:p text:style-name="P1"><text:span text:style-name="T1">4.</text:span></text:p>
          <text:p text:style-name="P1"><text:span text:style-name="T1">FIRST 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2.331cm" svg:height="1.8cm" svg:x="13.533cm" svg:y="5.943cm">
          <text:p text:style-name="P1"><text:span text:style-name="T1">5.</text:span></text:p>
          <text:p text:style-name="P1"><text:span text:style-name="T1">CO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" draw:id="id23" draw:layer="layout" svg:width="2.332cm" svg:height="1.8cm" svg:x="3cm" svg:y="5.943cm">
          <text:p text:style-name="P1"><text:span text:style-name="T1">2.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2.332cm" svg:height="1.8cm" svg:x="6.859cm" svg:y="5.943cm">
          <text:p text:style-name="P1"><text:span text:style-name="T1">3.</text:span></text:p>
          <text:p text:style-name="P1"><text:span text:style-name="T1">OUTSIDE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" draw:id="id27" draw:layer="layout" svg:width="2.331cm" svg:height="1.8cm" svg:x="12.969cm" svg:y="3.214cm">
          <text:p text:style-name="P1"><text:span text:style-name="T1">1.</text:span></text:p>
          <text:p text:style-name="P1"><text:span text:style-name="T1">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5cm" svg:y1="15.4cm" svg:x2="7.382cm" svg:y2="13.4cm" draw:start-shape="id15" draw:start-glue-point="3" draw:end-shape="id16" draw:end-glue-point="2" svg:d="M8500 15400h-1118v-2000" svg:viewBox="0 0 1119 2001">
          <text:p/>
        </draw:connector>
        <draw:connector draw:style-name="gr2" draw:text-style-name="P1" draw:layer="layout" svg:x1="8.5cm" svg:y1="15.4cm" svg:x2="7.382cm" svg:y2="13.4cm" draw:start-shape="id15" draw:start-glue-point="3" draw:end-shape="id16" svg:d="M8500 15400h-1118v-2000" svg:viewBox="0 0 1119 2001">
          <text:p/>
        </draw:connector>
        <draw:connector draw:style-name="gr3" draw:text-style-name="P1" draw:layer="layout" svg:x1="8.548cm" svg:y1="12.5cm" svg:x2="8.5cm" svg:y2="15.4cm" draw:start-shape="id16" draw:start-glue-point="1" draw:end-shape="id15" draw:end-glue-point="3" svg:d="M8548 12500h501v1450h-1051v1450h502" svg:viewBox="0 0 1052 2901">
          <text:p/>
        </draw:connector>
        <draw:connector draw:style-name="gr3" draw:text-style-name="P1" draw:layer="layout" svg:x1="10.638cm" svg:y1="12.414cm" svg:x2="10.831cm" svg:y2="15.4cm" draw:start-shape="id17" draw:start-glue-point="3" draw:end-shape="id15" draw:end-glue-point="1" svg:d="M10638 12414h-501v1493h1194v1493h-500" svg:viewBox="0 0 1195 2987">
          <text:p/>
        </draw:connector>
        <draw:connector draw:style-name="gr3" draw:text-style-name="P1" draw:layer="layout" svg:x1="9.191cm" svg:y1="9.328cm" svg:x2="9.915cm" svg:y2="9.328cm" draw:start-shape="id18" draw:start-glue-point="1" draw:end-shape="id19" svg:d="M9191 9328h724" svg:viewBox="0 0 725 1">
          <text:p/>
        </draw:connector>
        <draw:connector draw:style-name="gr3" draw:text-style-name="P1" draw:layer="layout" svg:x1="9.191cm" svg:y1="6.843cm" svg:x2="9.915cm" svg:y2="6.843cm" draw:start-shape="id20" draw:start-glue-point="1" draw:end-shape="id21" draw:end-glue-point="3" svg:d="M9191 6843h724" svg:viewBox="0 0 725 1">
          <text:p/>
        </draw:connector>
        <draw:connector draw:style-name="gr3" draw:text-style-name="P1" draw:layer="layout" svg:x1="7.382cm" svg:y1="11.6cm" svg:x2="8.025cm" svg:y2="10.228cm" draw:start-shape="id16" draw:end-shape="id18" draw:end-glue-point="2" svg:d="M7382 11600v-686h643v-686" svg:viewBox="0 0 644 1373">
          <text:p/>
        </draw:connector>
        <draw:connector draw:style-name="gr3" draw:text-style-name="P1" draw:layer="layout" svg:x1="11.804cm" svg:y1="11.514cm" svg:x2="11.08cm" svg:y2="10.228cm" draw:start-shape="id17" draw:start-glue-point="0" draw:end-shape="id19" draw:end-glue-point="2" svg:d="M11804 11514v-643h-724v-643" svg:viewBox="0 0 725 1287">
          <text:p/>
        </draw:connector>
        <draw:connector draw:style-name="gr3" draw:text-style-name="P1" draw:layer="layout" svg:x1="6.216cm" svg:y1="12.5cm" svg:x2="5.332cm" svg:y2="12.5cm" draw:start-shape="id16" draw:start-glue-point="3" draw:end-shape="id22" draw:end-glue-point="1" svg:d="M6216 12500h-884" svg:viewBox="0 0 885 1">
          <text:p/>
        </draw:connector>
        <draw:connector draw:style-name="gr3" draw:text-style-name="P1" draw:layer="layout" svg:x1="5.332cm" svg:y1="6.843cm" svg:x2="6.859cm" svg:y2="6.843cm" draw:start-shape="id23" draw:start-glue-point="1" draw:end-shape="id20" draw:end-glue-point="3" svg:d="M5332 6843h1527" svg:viewBox="0 0 1528 1">
          <text:p/>
        </draw:connector>
        <draw:connector draw:style-name="gr3" draw:text-style-name="P1" draw:layer="layout" svg:x1="8.025cm" svg:y1="7.743cm" svg:x2="8.025cm" svg:y2="8.428cm" draw:start-shape="id20" draw:start-glue-point="2" draw:end-shape="id18" svg:d="M8025 7743v685" svg:viewBox="0 0 1 686">
          <text:p/>
        </draw:connector>
        <draw:connector draw:style-name="gr3" draw:text-style-name="P1" draw:layer="layout" svg:x1="11.08cm" svg:y1="7.743cm" svg:x2="11.08cm" svg:y2="8.428cm" draw:start-shape="id21" draw:start-glue-point="2" draw:end-shape="id19" draw:end-glue-point="0" svg:d="M11080 7743v685" svg:viewBox="0 0 1 686">
          <text:p/>
        </draw:connector>
        <draw:connector draw:style-name="gr3" draw:text-style-name="P1" draw:layer="layout" svg:x1="12.246cm" svg:y1="9.328cm" svg:x2="13.569cm" svg:y2="9.3cm" draw:start-shape="id19" draw:start-glue-point="1" draw:end-shape="id24" draw:end-glue-point="3" svg:d="M12246 9328h661v-28h662" svg:viewBox="0 0 1324 29">
          <text:p/>
        </draw:connector>
        <draw:connector draw:style-name="gr3" draw:text-style-name="P1" draw:layer="layout" svg:x1="14.734cm" svg:y1="10.2cm" svg:x2="14.765cm" svg:y2="11.5cm" draw:start-shape="id24" draw:start-glue-point="2" draw:end-shape="id25" draw:end-glue-point="0" svg:d="M14734 10200v650h31v650" svg:viewBox="0 0 32 1301">
          <text:p/>
        </draw:connector>
        <draw:connector draw:style-name="gr3" draw:text-style-name="P1" draw:layer="layout" svg:x1="14.734cm" svg:y1="8.4cm" svg:x2="14.698cm" svg:y2="7.743cm" draw:start-shape="id24" draw:start-glue-point="0" draw:end-shape="id26" draw:end-glue-point="2" svg:d="M14734 8400v-328h-36v-329" svg:viewBox="0 0 37 658">
          <text:p/>
        </draw:connector>
        <draw:connector draw:style-name="gr3" draw:text-style-name="P1" draw:layer="layout" svg:x1="12.246cm" svg:y1="6.843cm" svg:x2="13.533cm" svg:y2="6.843cm" draw:start-shape="id21" draw:start-glue-point="1" draw:end-shape="id26" draw:end-glue-point="3" svg:d="M12246 6843h1287" svg:viewBox="0 0 1288 1">
          <text:p/>
        </draw:connector>
        <draw:connector draw:style-name="gr3" draw:text-style-name="P1" draw:layer="layout" svg:x1="14.698cm" svg:y1="5.943cm" svg:x2="14.134cm" svg:y2="5.014cm" draw:start-shape="id26" draw:start-glue-point="0" draw:end-shape="id27" draw:end-glue-point="2" svg:d="M14698 5943v-464h-564v-465" svg:viewBox="0 0 565 930">
          <text:p/>
        </draw:connector>
        <draw:custom-shape draw:style-name="gr9" draw:text-style-name="P2" draw:layer="layout" svg:width="2.4cm" svg:height="1cm" svg:x="14.5cm" svg:y="12.9cm">
          <text:p text:style-name="P1"><text:span text:style-name="T1">2. Get Sauce.</text:span></text:p>
          <text:p text:style-name="P1"><text:span text:style-name="T1">Drop Cupcak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1cm" svg:x="9.3cm" svg:y="16cm">
          <text:p text:style-name="P1"><text:span text:style-name="T1">1. Get Cupcak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cm" svg:height="1cm" svg:x="2.6cm" svg:y="11.2cm">
          <text:p text:style-name="P1"><text:span text:style-name="T1">4. Get Light</text:span></text:p>
          <text:p text:style-name="P1"><text:span text:style-name="T1">Wear M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cm" svg:height="1cm" svg:x="2.3cm" svg:y="5.6cm">
          <text:p text:style-name="P1"><text:span text:style-name="T1">3. Get M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cm" svg:height="1cm" svg:x="7.1cm" svg:y="12.6cm">
          <text:p text:style-name="P1"><text:span text:style-name="T1">5. Throw Sau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1cm" svg:x="14.4cm" svg:y="5.6cm">
          <text:p text:style-name="P1"><text:span text:style-name="T1">6. Turn on L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cm" svg:height="1cm" svg:x="13.8cm" svg:y="2.5cm">
          <text:p text:style-name="P1"><text:span text:style-name="T1">7. The End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9.59cm" svg:height="1.301cm" svg:x="1cm" svg:y="1cm">
          <draw:text-box>
            <text:p text:style-name="P1"><text:span text:style-name="T2">CRITICAL PATH</text:span></text:p>
          </draw:text-box>
        </draw:frame>
        <draw:line draw:style-name="gr11" draw:text-style-name="P1" draw:layer="layout" svg:x1="11.5cm" svg:y1="16.2cm" svg:x2="14.6cm" svg:y2="13.6cm">
          <text:p/>
        </draw:line>
        <draw:line draw:style-name="gr11" draw:text-style-name="P1" draw:layer="layout" svg:x1="14.5cm" svg:y1="12.9cm" svg:x2="4.3cm" svg:y2="6.5cm">
          <text:p/>
        </draw:line>
        <draw:line draw:style-name="gr11" draw:text-style-name="P1" draw:layer="layout" svg:x1="3.7cm" svg:y1="6.6cm" svg:x2="3.8cm" svg:y2="11.3cm">
          <text:p/>
        </draw:line>
        <draw:line draw:style-name="gr11" draw:text-style-name="P1" draw:layer="layout" svg:x1="4.6cm" svg:y1="11.9cm" svg:x2="8.2cm" svg:y2="12.6cm">
          <text:p/>
        </draw:line>
        <draw:line draw:style-name="gr11" draw:text-style-name="P1" draw:layer="layout" svg:x1="8.1cm" svg:y1="12.6cm" svg:x2="15.2cm" svg:y2="6.6cm">
          <text:p/>
        </draw:line>
        <draw:line draw:style-name="gr11" draw:text-style-name="P1" draw:layer="layout" svg:x1="15.1cm" svg:y1="5.6cm" svg:x2="14.7cm" svg:y2="3.5cm">
          <text:p/>
        </draw:line>
        <draw:connector draw:style-name="gr3" draw:text-style-name="P1" draw:layer="layout" svg:x1="15.864cm" svg:y1="6.843cm" svg:x2="16.933cm" svg:y2="6.843cm" draw:start-shape="id26" draw:start-glue-point="1" draw:end-shape="id28" draw:end-glue-point="3" svg:d="M15864 6843h1069" svg:viewBox="0 0 1070 1">
          <text:p/>
        </draw:connector>
        <draw:custom-shape draw:style-name="gr1" draw:text-style-name="P2" xml:id="id28" draw:id="id28" draw:layer="layout" svg:width="2.331cm" svg:height="1.8cm" svg:x="16.933cm" svg:y="5.943cm">
          <text:p text:style-name="P1"><text:span text:style-name="T1">6.</text:span></text:p>
          <text:p text:style-name="P1"><text:span text:style-name="T1">BATHROOM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18:55:44.258654095</meta:creation-date>
    <dc:date>2015-05-02T22:38:38.747736500</dc:date>
    <meta:editing-duration>PT4H59M15S</meta:editing-duration>
    <meta:editing-cycles>90</meta:editing-cycles>
    <meta:generator>LibreOffice/4.2.8.2$Linux_X86_64 LibreOffice_project/420m0$Build-2</meta:generator>
    <meta:document-statistic meta:object-count="90"/>
  </office:meta>
</office:document-meta>
</file>